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fo:font-weight="bold" officeooo:rsid="0006c4e5" officeooo:paragraph-rsid="0006c4e5" style:font-size-asian="17.5pt" style:font-weight-asian="bold" style:font-size-complex="20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Times New Roman" fo:font-size="13pt" style:text-underline-style="solid" style:text-underline-width="auto" style:text-underline-color="font-color" fo:font-weight="bold" officeooo:rsid="0006c4e5" officeooo:paragraph-rsid="0006c4e5" style:font-size-asian="13pt" style:font-weight-asian="bold" style:font-size-complex="13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imes New Roman" fo:font-size="13pt" style:text-underline-style="solid" style:text-underline-width="auto" style:text-underline-color="font-color" fo:font-weight="bold" officeooo:rsid="0006c4e5" officeooo:paragraph-rsid="0006c4e5" style:font-size-asian="11.3500003814697pt" style:font-weight-asian="bold" style:font-size-complex="13pt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Times New Roman" fo:font-size="13pt" style:text-underline-style="none" fo:font-weight="normal" officeooo:rsid="0006c4e5" officeooo:paragraph-rsid="0006c4e5" style:font-size-asian="11.3500003814697pt" style:font-weight-asian="normal" style:font-size-complex="13pt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style:font-name="Times New Roman" fo:font-size="13pt" style:text-underline-style="none" fo:font-weight="normal" officeooo:paragraph-rsid="0006c4e5" style:font-size-asian="13pt" style:font-weight-asian="normal" style:font-size-complex="13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Times New Roman" fo:font-size="13pt" style:text-underline-style="none" fo:font-weight="normal" officeooo:rsid="0006c4e5" officeooo:paragraph-rsid="0006c4e5" style:font-size-asian="13pt" style:font-weight-asian="normal" style:font-size-complex="13pt" style:font-weight-complex="normal"/>
    </style:style>
    <style:style style:name="P7" style:family="paragraph" style:parent-style-name="Standard" style:list-style-name="L4">
      <style:text-properties style:font-name="Times New Roman" fo:font-size="13pt" style:font-size-asian="13pt" style:font-size-complex="13pt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Times New Roman" officeooo:rsid="0006c4e5" officeooo:paragraph-rsid="0006c4e5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imes New Roman" officeooo:paragraph-rsid="0006c4e5"/>
    </style:style>
    <style:style style:name="T1" style:family="text">
      <style:text-properties style:text-underline-style="none"/>
    </style:style>
    <style:style style:name="T2" style:family="text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T3" style:family="text">
      <style:text-properties fo:font-size="13pt" style:text-underline-style="none" fo:font-weight="normal" officeooo:rsid="00091294" style:font-size-asian="11.3500003814697pt" style:font-weight-asian="normal" style:font-size-complex="13pt" style:font-weight-complex="normal"/>
    </style:style>
    <style:style style:name="T4" style:family="text">
      <style:text-properties fo:font-size="13pt" style:text-underline-style="none" fo:font-weight="normal" officeooo:rsid="000c0391" style:font-size-asian="11.3500003814697pt" style:font-weight-asian="normal" style:font-size-complex="13pt" style:font-weight-complex="normal"/>
    </style:style>
    <style:style style:name="T5" style:family="text">
      <style:text-properties fo:font-size="13pt" style:text-underline-style="none" fo:font-weight="bold" officeooo:rsid="0006c4e5" style:font-size-asian="11.3500003814697pt" style:font-weight-asian="bold" style:font-size-complex="13pt" style:font-weight-complex="bold"/>
    </style:style>
    <style:style style:name="T6" style:family="text">
      <style:text-properties fo:font-size="13pt" style:text-underline-style="solid" style:text-underline-width="auto" style:text-underline-color="font-color" fo:font-weight="bold" officeooo:rsid="0006c4e5" style:font-size-asian="11.3500003814697pt" style:font-weight-asian="bold" style:font-size-complex="13pt" style:font-weight-complex="bold"/>
    </style:style>
    <style:style style:name="T7" style:family="text">
      <style:text-properties officeooo:rsid="0007927c"/>
    </style:style>
    <style:style style:name="T8" style:family="text">
      <style:text-properties officeooo:rsid="00091294"/>
    </style:style>
    <style:style style:name="T9" style:family="text">
      <style:text-properties officeooo:rsid="000a9294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deau de Noël aléatoire</text:p>
      <text:list xml:id="list963407461" text:style-name="L1">
        <text:list-item>
          <text:p text:style-name="P2">Utilisateur<text:span text:style-name="T1"> :</text:span></text:p>
        </text:list-item>
      </text:list>
      <text:list text:style-name="L2">
        <text:list-item>
          <text:p text:style-name="P4">Peut s’inscrire , se connecter. <text:span text:style-name="T7">(OK)</text:span></text:p>
        </text:list-item>
        <text:list-item>
          <text:p text:style-name="P4">Déposer de l’argent sur le site. <text:span text:style-name="T8">(</text:span><text:span text:style-name="T9">OK</text:span><text:span text:style-name="T8">)</text:span></text:p>
          <text:list>
            <text:list-item>
              <text:p text:style-name="P8"><text:span text:style-name="T2">Lors du dépôt , le site prend une commission en % (paramétrable). </text:span><text:span text:style-name="T3">(</text:span><text:span text:style-name="T4">OK</text:span><text:span text:style-name="T3">)</text:span></text:p>
            </text:list-item>
          </text:list>
        </text:list-item>
        <text:list-item>
          <text:p text:style-name="P4">Formulaire (nombre enfant fille et garçon) →(submit) voir la liste des cadeaux suggérés pour chaque enfant.</text:p>
        </text:list-item>
        <text:list-item>
          <text:p text:style-name="P4">Dans la liste des suggestions , l’utilisateur peut échanger un ou plusieurs cadeaux et on refait le choix.</text:p>
        </text:list-item>
        <text:list-item>
          <text:p text:style-name="P4">Lors de la validation des choix , on doit vérifier si le total ne dépasse pas le solde de l’utilisateur.</text:p>
        </text:list-item>
        <text:list-item>
          <text:p text:style-name="P4">Si le total dépasse du montant de solde , on propose un boutton pour déposer (mbola tantara be).</text:p>
        </text:list-item>
      </text:list>
      <text:list xml:id="list120654056263894" text:continue-list="list963407461" text:style-name="L1">
        <text:list-item>
          <text:p text:style-name="P3">Admin<text:span text:style-name="T1"> :</text:span></text:p>
        </text:list-item>
      </text:list>
      <text:list text:style-name="L3">
        <text:list-item>
          <text:p text:style-name="P5">On a une route « /admin » pour valider les dépôts. <text:span text:style-name="T9">(OK)</text:span></text:p>
        </text:list-item>
        <text:list-item>
          <text:p text:style-name="P6">Route « /ajout » pour ajouter des cadeaux avec des photos.</text:p>
        </text:list-item>
      </text:list>
      <text:list text:continue-list="list120654056263894" text:style-name="L1">
        <text:list-item>
          <text:p text:style-name="P9"><text:span text:style-name="T6">Métier</text:span><text:span text:style-name="T5"> :</text:span></text:p>
        </text:list-item>
      </text:list>
      <text:list text:style-name="L4">
        <text:list-item>
          <text:p text:style-name="P7">Chaque cadeau a une catégorie (fille , garçon , neutre).</text:p>
        </text:list-item>
        <text:list-item>
          <text:p text:style-name="P7">Un cadeau a un prix.</text:p>
        </text:list-item>
        <text:list-item>
          <text:p text:style-name="P7">Le montant total des cadeaux ne dépasse pas le montant du dépôt.</text:p>
        </text:list-item>
        <text:list-item>
          <text:p text:style-name="P7">Les cadeaux sont tous différents.</text:p>
        </text:list-item>
        <text:list-item>
          <text:p text:style-name="P7">Chaque enfant a un cadeau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1T14:10:02.594373364</meta:creation-date>
    <dc:date>2025-12-23T12:06:51.050721478</dc:date>
    <meta:editing-duration>PT13H39M59S</meta:editing-duration>
    <meta:editing-cycles>5</meta:editing-cycles>
    <meta:generator>LibreOffice/7.5.9.2$Linux_X86_64 LibreOffice_project/50$Build-2</meta:generator>
    <meta:document-statistic meta:table-count="0" meta:image-count="0" meta:object-count="0" meta:page-count="1" meta:paragraph-count="18" meta:word-count="185" meta:character-count="943" meta:non-whitespace-character-count="793"/>
  </office:meta>
</office:document-meta>
</file>